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text-properties style:font-name="Arial" officeooo:rsid="0009bbdd" officeooo:paragraph-rsid="001a0b59"/>
    </style:style>
    <style:style style:name="P3" style:family="paragraph" style:parent-style-name="Standard">
      <style:text-properties style:font-name="Arial" officeooo:rsid="0009bbdd" officeooo:paragraph-rsid="0028ef25"/>
    </style:style>
    <style:style style:name="P4" style:family="paragraph" style:parent-style-name="Standard">
      <style:text-properties style:font-name="Arial" officeooo:rsid="0009bbdd" officeooo:paragraph-rsid="002e6bf8"/>
    </style:style>
    <style:style style:name="P5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6" style:family="paragraph" style:parent-style-name="Standard">
      <style:text-properties style:font-name="Arial" fo:font-weight="bold" officeooo:rsid="0009bbdd" officeooo:paragraph-rsid="0028ef25" style:font-weight-asian="bold" style:font-weight-complex="bold"/>
    </style:style>
    <style:style style:name="P7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8" style:family="paragraph" style:parent-style-name="Standard">
      <style:text-properties style:font-name="Arial" fo:font-weight="bold" officeooo:rsid="0013a931" officeooo:paragraph-rsid="0028ef25" style:font-weight-asian="bold" style:font-weight-complex="bold"/>
    </style:style>
    <style:style style:name="P9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d8268" officeooo:paragraph-rsid="000f5a90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0d8268" officeooo:paragraph-rsid="0028ef25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0d8268" officeooo:paragraph-rsid="002a401f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15bc3" officeooo:paragraph-rsid="002c2105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1c577c" officeooo:paragraph-rsid="001c577c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1c577c" officeooo:paragraph-rsid="0028ef25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0f5a90" officeooo:paragraph-rsid="0028ef25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20438f" officeooo:paragraph-rsid="0020438f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a8741" officeooo:paragraph-rsid="0028ef25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b73ea" officeooo:paragraph-rsid="002b73ea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2cb8a5" officeooo:paragraph-rsid="002cb8a5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30d758" officeooo:paragraph-rsid="0030d758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1a8741" officeooo:paragraph-rsid="001a8741" fo:background-color="#ffff00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a8741" officeooo:paragraph-rsid="0009bbdd" fo:background-color="#ffff0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1a8741" officeooo:paragraph-rsid="0028b81d" fo:background-color="#ffff00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1a8741" officeooo:paragraph-rsid="0028ef25" fo:background-color="#ffff00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c577c" officeooo:paragraph-rsid="0028ef25" fo:background-color="#ffff00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0d8268" officeooo:paragraph-rsid="002a401f" fo:background-color="#ffff00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0d8268" officeooo:paragraph-rsid="002a401f" fo:background-color="#b4c7dc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1a8741" officeooo:paragraph-rsid="001a8741" fo:background-color="#afd095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1a8741" officeooo:paragraph-rsid="0028ef25" fo:background-color="#afd095" style:font-weight-asian="normal" style:font-weight-complex="normal"/>
    </style:style>
    <style:style style:name="P34" style:family="paragraph" style:parent-style-name="Standard">
      <style:text-properties style:font-name="Arial" fo:language="en" fo:country="US" officeooo:rsid="001d3f5a" officeooo:paragraph-rsid="0012da99"/>
    </style:style>
    <style:style style:name="P35" style:family="paragraph" style:parent-style-name="Standard">
      <style:text-properties style:font-name="Arial" fo:language="en" fo:country="US" officeooo:rsid="001ef995" officeooo:paragraph-rsid="0012da99"/>
    </style:style>
    <style:style style:name="P36" style:family="paragraph" style:parent-style-name="Standard">
      <style:text-properties style:font-name="Arial" fo:language="en" fo:country="US" fo:font-weight="normal" officeooo:rsid="002c2105" officeooo:paragraph-rsid="002c2105" style:font-weight-asian="normal" style:font-weight-complex="normal"/>
    </style:style>
    <style:style style:name="P37" style:family="paragraph" style:parent-style-name="Standard">
      <style:text-properties style:font-name="Arial" officeooo:rsid="00262435" officeooo:paragraph-rsid="002728f4"/>
    </style:style>
    <style:style style:name="P38" style:family="paragraph" style:parent-style-name="Standard">
      <style:text-properties style:font-name="Arial" officeooo:rsid="002728f4" officeooo:paragraph-rsid="002728f4"/>
    </style:style>
    <style:style style:name="P39" style:family="paragraph" style:parent-style-name="Standard">
      <style:text-properties style:font-name="Arial" officeooo:rsid="002e6bf8" officeooo:paragraph-rsid="002e6bf8"/>
    </style:style>
    <style:style style:name="P40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41" style:family="paragraph" style:parent-style-name="Standard">
      <style:paragraph-properties fo:break-before="page"/>
      <style:text-properties style:font-name="Arial" fo:font-weight="bold" officeooo:rsid="00115bc3" officeooo:paragraph-rsid="00115bc3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weight="bold" officeooo:rsid="0013a931" officeooo:paragraph-rsid="0028ef25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font-weight="bold" officeooo:rsid="0013a931" officeooo:paragraph-rsid="0013a931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weight="bold" officeooo:rsid="001a0b59" officeooo:paragraph-rsid="0009bbdd" style:font-weight-asian="bold" style:font-weight-complex="bold"/>
    </style:style>
    <style:style style:name="P45" style:family="paragraph" style:parent-style-name="Standard">
      <style:text-properties style:font-name="Arial" fo:font-weight="normal" officeooo:rsid="0009bbdd" officeooo:paragraph-rsid="0009bbdd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3a48bd" officeooo:paragraph-rsid="003a48bd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1c577c" officeooo:paragraph-rsid="001c577c" fo:background-color="#ffa6a6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1c577c" officeooo:paragraph-rsid="0028ef25" fo:background-color="#ffa6a6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1c577c" officeooo:paragraph-rsid="000f5a90" fo:background-color="#ffa6a6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362807" officeooo:paragraph-rsid="00362807" fo:background-color="#ffa6a6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09bbdd" officeooo:paragraph-rsid="0009bbdd" fo:background-color="#ffa6a6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362807" officeooo:paragraph-rsid="00362807" fo:background-color="#ffff00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377bdb" officeooo:paragraph-rsid="00377bdb" fo:background-color="#ffff00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1c577c" officeooo:paragraph-rsid="003950a0" fo:background-color="#ffff00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0d8268" officeooo:paragraph-rsid="002a401f" fo:background-color="#b4c7dc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1c577c" officeooo:paragraph-rsid="003950a0" fo:background-color="#ffffff" style:font-weight-asian="normal" style:font-weight-complex="normal"/>
    </style:style>
    <style:style style:name="P58" style:family="paragraph" style:parent-style-name="Standard">
      <style:text-properties style:font-name="Arial" fo:font-weight="normal" officeooo:rsid="00362807" officeooo:paragraph-rsid="003950a0" fo:background-color="#ffffff" style:font-weight-asian="normal" style:font-weight-complex="normal"/>
    </style:style>
    <style:style style:name="P59" style:family="paragraph" style:parent-style-name="Standard">
      <style:text-properties style:font-name="Arial" officeooo:rsid="0009bbdd" officeooo:paragraph-rsid="0009bbdd" fo:background-color="#ffa6a6"/>
    </style:style>
    <style:style style:name="P60" style:family="paragraph" style:parent-style-name="Standard">
      <style:text-properties style:font-name="Arial" officeooo:rsid="0009bbdd" officeooo:paragraph-rsid="0028ef25" fo:background-color="#ffa6a6"/>
    </style:style>
    <style:style style:name="P61" style:family="paragraph" style:parent-style-name="Standard">
      <style:text-properties style:font-name="Arial" officeooo:rsid="0009bbdd" officeooo:paragraph-rsid="00377bdb" fo:background-color="#ffa6a6"/>
    </style:style>
    <style:style style:name="P62" style:family="paragraph" style:parent-style-name="Standard">
      <style:text-properties style:font-name="Arial" officeooo:rsid="0009bbdd" officeooo:paragraph-rsid="0028ef25"/>
    </style:style>
    <style:style style:name="P63" style:family="paragraph" style:parent-style-name="Standard">
      <style:text-properties style:font-name="Arial" officeooo:rsid="00377bdb" officeooo:paragraph-rsid="00377bdb"/>
    </style:style>
    <style:style style:name="P64" style:family="paragraph" style:parent-style-name="Standard">
      <style:text-properties style:font-name="Arial" fo:language="en" fo:country="US" officeooo:rsid="002161f6" officeooo:paragraph-rsid="0012da99"/>
    </style:style>
    <style:style style:name="P65" style:family="paragraph" style:parent-style-name="Standard">
      <style:text-properties style:font-name="Arial" fo:language="en" fo:country="US" officeooo:rsid="003a48bd" officeooo:paragraph-rsid="003a48bd"/>
    </style:style>
    <style:style style:name="P66" style:family="paragraph" style:parent-style-name="Standard">
      <style:text-properties style:font-name="Arial" fo:language="en" fo:country="US" officeooo:rsid="001d3f5a" officeooo:paragraph-rsid="0012da99"/>
    </style:style>
    <style:style style:name="P67" style:family="paragraph" style:parent-style-name="Standard">
      <style:text-properties style:font-name="Arial" fo:language="en" fo:country="US" officeooo:rsid="003b1310" officeooo:paragraph-rsid="003b1310"/>
    </style:style>
    <style:style style:name="P68" style:family="paragraph" style:parent-style-name="Standard">
      <style:text-properties officeooo:paragraph-rsid="00362807"/>
    </style:style>
    <style:style style:name="P69" style:family="paragraph" style:parent-style-name="Standard">
      <style:paragraph-properties fo:break-before="page"/>
      <style:text-properties style:font-name="Arial" fo:language="en" fo:country="US" fo:font-weight="bold" officeooo:rsid="003a48bd" officeooo:paragraph-rsid="003a48bd" style:font-weight-asian="bold" style:font-weight-complex="bold"/>
    </style:style>
    <style:style style:name="P70" style:family="paragraph">
      <style:paragraph-properties fo:text-align="center" style:writing-mode="lr-tb"/>
    </style:style>
    <style:style style:name="P71" style:family="paragraph">
      <style:paragraph-properties fo:text-align="end" style:writing-mode="lr-tb"/>
    </style:style>
    <style:style style:name="P72" style:family="paragraph">
      <loext:graphic-properties draw:fill="solid" draw:fill-color="#ffffff"/>
      <style:paragraph-properties fo:text-align="center" style:writing-mode="lr-tb"/>
    </style:style>
    <style:style style:name="P73" style:family="paragraph">
      <style:paragraph-properties fo:text-align="center"/>
    </style:style>
    <style:style style:name="T1" style:family="text">
      <style:text-properties officeooo:rsid="00163bad"/>
    </style:style>
    <style:style style:name="T2" style:family="text">
      <style:text-properties officeooo:rsid="001a0b59"/>
    </style:style>
    <style:style style:name="T3" style:family="text">
      <style:text-properties officeooo:rsid="001a8741"/>
    </style:style>
    <style:style style:name="T4" style:family="text">
      <style:text-properties officeooo:rsid="002441e9"/>
    </style:style>
    <style:style style:name="T5" style:family="text">
      <style:text-properties officeooo:rsid="002728f4"/>
    </style:style>
    <style:style style:name="T6" style:family="text">
      <style:text-properties officeooo:rsid="0028b81d"/>
    </style:style>
    <style:style style:name="T7" style:family="text">
      <style:text-properties officeooo:rsid="0028ef25"/>
    </style:style>
    <style:style style:name="T8" style:family="text">
      <style:text-properties officeooo:rsid="002a401f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a8741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c2105"/>
    </style:style>
    <style:style style:name="T13" style:family="text">
      <style:text-properties officeooo:rsid="002e6bf8"/>
    </style:style>
    <style:style style:name="T14" style:family="text">
      <style:text-properties officeooo:rsid="0034a180"/>
    </style:style>
    <style:style style:name="T15" style:family="text">
      <style:text-properties officeooo:rsid="00362807"/>
    </style:style>
    <style:style style:name="T16" style:family="text">
      <style:text-properties style:font-name="Arial" fo:font-weight="normal" officeooo:rsid="00362807" fo:background-color="#ffff00" loext:char-shading-value="0" style:font-weight-asian="normal" style:font-weight-complex="normal"/>
    </style:style>
    <style:style style:name="T17" style:family="text">
      <style:text-properties style:font-name="Arial" fo:font-weight="normal" officeooo:rsid="00377bdb" fo:background-color="#ffff00" loext:char-shading-value="0" style:font-weight-asian="normal" style:font-weight-complex="normal"/>
    </style:style>
    <style:style style:name="T18" style:family="text">
      <style:text-properties fo:background-color="#b4c7dc" loext:char-shading-value="0"/>
    </style:style>
    <style:style style:name="T19" style:family="text">
      <style:text-properties fo:background-color="#afd095" loext:char-shading-value="0"/>
    </style:style>
    <style:style style:name="T20" style:family="text">
      <style:text-properties officeooo:rsid="00362807" fo:background-color="#ffa6a6" loext:char-shading-value="0"/>
    </style:style>
    <style:style style:name="T21" style:family="text">
      <style:text-properties officeooo:rsid="00377bdb"/>
    </style:style>
    <style:style style:name="T22" style:family="text">
      <style:text-properties fo:font-weight="normal" officeooo:rsid="001a0b59" style:font-weight-asian="normal" style:font-weight-complex="normal"/>
    </style:style>
    <style:style style:name="T23" style:family="text">
      <style:text-properties fo:font-weight="normal" officeooo:rsid="00362807" style:font-weight-asian="normal" style:font-weight-complex="normal"/>
    </style:style>
    <style:style style:name="T24" style:family="text">
      <style:text-properties officeooo:rsid="003950a0"/>
    </style:style>
    <style:style style:name="T25" style:family="text">
      <style:text-properties officeooo:rsid="002a401f" fo:background-color="#ffffff" loext:char-shading-value="0"/>
    </style:style>
    <style:style style:name="T26" style:family="text">
      <style:text-properties fo:background-color="#ffffff" loext:char-shading-value="0"/>
    </style:style>
    <style:style style:name="T27" style:family="text">
      <style:text-properties officeooo:rsid="003b1310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17cm" fo:min-width="4.921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117cm" fo:min-width="4.013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117cm" fo:min-width="3.598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  <style:style style:name="gr6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">202</text:span><text:span text:style-name="T15">2</text:span><text:span text:style-name="T1"> Fall <text:s/></text:span>CPSC 240 <text:s/><text:span text:style-name="T14">Assignment </text:span><text:span text:style-name="T15">3</text:span></text:p>
      <text:p text:style-name="P44">Arrays</text:p>
      <text:p text:style-name="P1"/>
      <text:p text:style-name="P1"/>
      <text:p text:style-name="P5">Goal<text:span text:style-name="T13">s</text:span></text:p>
      <text:p text:style-name="P1"/>
      <text:p text:style-name="P39">Make an assembly program that teaches all of the following:</text:p>
      <text:p text:style-name="P4"><text:span text:style-name="T13"><text:s text:c="4"/>=how</text:span> to <text:span text:style-name="T13">make an array</text:span></text:p>
      <text:p text:style-name="P39"><text:s text:c="4"/>=how to implement iteration</text:p>
      <text:p text:style-name="P39"><text:s text:c="4"/>=how to make professional looking programs</text:p>
      <text:p text:style-name="P4"><text:s text:c="4"/><text:span text:style-name="T13">=how to reject invalid inputs</text:span></text:p>
      <text:p text:style-name="P2"/>
      <text:p text:style-name="P2"/>
      <text:p text:style-name="P5">Programming requirements</text:p>
      <text:p text:style-name="P1"/>
      <text:p text:style-name="P1">Make a hybrid program that produces the following output. <text:s/>Additional details will be given later.</text:p>
      <text:p text:style-name="P1"/>
      <text:p text:style-name="P37">This style of programming is sometimes called hybrid programming because it uses functions taken directly from the libraries of C and C++. <text:s/>Sometime there is no known function in the C++ library of functions <text:span text:style-name="T5">that meets our needs then</text:span> we create a brand new C++ function <text:span text:style-name="T5">and</text:span> use it when needed.</text:p>
      <text:p text:style-name="P1"><draw:g text:anchor-type="paragraph" draw:z-index="0" draw:name="Shape1" draw:style-name="gr1"><draw:custom-shape draw:name="Shape2" draw:style-name="gr2" draw:text-style-name="P72" svg:width="4.922cm" svg:height="2.117cm" svg:x="6.193cm" svg:y="0.192cm"><text:p text:style-name="P70"><text:span text:style-name="T28">Main</text:span></text:p><text:p text:style-name="P70"/><text:p text:style-name="P71">C <text:s text:c="3"/></text:p><draw:enhanced-geometry svg:viewBox="0 0 21600 21600" draw:type="rectangle" draw:enhanced-path="M 0 0 L 21600 0 21600 21600 0 21600 0 0 Z N"/></draw:custom-shape><draw:custom-shape draw:name="Shape2" draw:style-name="gr2" draw:text-style-name="P72" svg:width="4.922cm" svg:height="2.117cm" svg:x="6.193cm" svg:y="3.208cm"><text:p text:style-name="P70"><text:span text:style-name="T28">Manager</text:span></text:p><text:p text:style-name="P70"/><text:p text:style-name="P71">X86 <text:s text:c="3"/></text:p><draw:enhanced-geometry svg:viewBox="0 0 21600 21600" draw:type="rectangle" draw:enhanced-path="M 0 0 L 21600 0 21600 21600 0 21600 0 0 Z N"/></draw:custom-shape><draw:custom-shape draw:name="Shape2" draw:style-name="gr3" draw:text-style-name="P72" svg:width="4.014cm" svg:height="2.117cm" svg:x="2.401cm" svg:y="7.114cm"><text:p text:style-name="P70"><text:span text:style-name="T28">Display_Array</text:span></text:p><text:p text:style-name="P70"/><text:p text:style-name="P71">C++ <text:s text:c="3"/></text:p><draw:enhanced-geometry svg:viewBox="0 0 21600 21600" draw:type="rectangle" draw:enhanced-path="M 0 0 L 21600 0 21600 21600 0 21600 0 0 Z N"/></draw:custom-shape><draw:custom-shape draw:name="Shape2" draw:style-name="gr4" draw:text-style-name="P72" svg:width="3.599cm" svg:height="2.117cm" svg:x="12.446cm" svg:y="7.073cm"><text:p text:style-name="P70"><text:span text:style-name="T28">Input_Array</text:span></text:p><text:p text:style-name="P70"/><text:p text:style-name="P71">X86 <text:s text:c="3"/></text:p><draw:enhanced-geometry svg:viewBox="0 0 21600 21600" draw:type="rectangle" draw:enhanced-path="M 0 0 L 21600 0 21600 21600 0 21600 0 0 Z N"/></draw:custom-shape><draw:line draw:name="Shape3" draw:style-name="gr5" draw:text-style-name="P73" svg:x1="8.629cm" svg:y1="2.309cm" svg:x2="8.655cm" svg:y2="3.209cm"><text:p/></draw:line><draw:line draw:name="Shape3" draw:style-name="gr5" draw:text-style-name="P73" svg:x1="5.285cm" svg:y1="6.214cm" svg:x2="5.311cm" svg:y2="7.114cm"><text:p/></draw:line><draw:line draw:name="Shape3" draw:style-name="gr6" draw:text-style-name="P73" svg:x1="13.928cm" svg:y1="6.172cm" svg:x2="13.954cm" svg:y2="7.072cm"><text:p/></draw:line><draw:line draw:name="Shape1" draw:style-name="gr6" draw:text-style-name="P73" svg:x1="8.742cm" svg:y1="5.325cm" svg:x2="8.742cm" svg:y2="7.073cm"><text:p/></draw:line><draw:line draw:name="Shape4" draw:style-name="gr6" draw:text-style-name="P73" svg:x1="5.285cm" svg:y1="6.213cm" svg:x2="13.928cm" svg:y2="6.172cm"><text:p/></draw:line><draw:custom-shape draw:name="Shape2" draw:style-name="gr4" draw:text-style-name="P72" svg:width="3.599cm" svg:height="2.117cm" svg:x="7.296cm" svg:y="7.073cm"><text:p text:style-name="P70"><text:span text:style-name="T28">S</text:span><text:span text:style-name="T28">u</text:span><text:span text:style-name="T28">m</text:span></text:p><text:p text:style-name="P70"/><text:p text:style-name="P71">X86 <text:s/><text:s/><text:s/></text:p><draw:enhanced-geometry svg:viewBox="0 0 21600 21600" draw:type="rectangle" draw:enhanced-path="M 0 0 L 21600 0 21600 21600 0 21600 0 0 Z N"/></draw:custom-shape><draw:custom-shape draw:name="Shape2" draw:style-name="gr4" draw:text-style-name="P72" svg:width="3.599cm" svg:height="2.117cm" svg:x="5.32cm" svg:y="9.528cm"><text:p text:style-name="P70"><text:span text:style-name="T28">r</text:span><text:span text:style-name="T28">.</text:span><text:span text:style-name="T28">s</text:span><text:span text:style-name="T28">h</text:span></text:p><text:p text:style-name="P70"/><text:p text:style-name="P71">Bash <text:s/><text:s/><text:s/></text:p><draw:enhanced-geometry svg:viewBox="0 0 21600 21600" draw:type="rectangle" draw:enhanced-path="M 0 0 L 21600 0 21600 21600 0 21600 0 0 Z N"/></draw:custom-shape></draw:g></text:p>
      <text:p text:style-name="P1"/>
      <text:p text:style-name="P38"/>
      <text:p text:style-name="P38"/>
      <text:p text:style-name="P38"/>
      <text:p text:style-name="P1"/>
      <text:p text:style-name="P7"/>
      <text:p text:style-name="P43">Sample run <text:span text:style-name="T7">#1</text:span></text:p>
      <text:p text:style-name="P1"/>
      <text:p text:style-name="P59">Welcome to<text:span text:style-name="T3"> Arrays of Integers</text:span></text:p>
      <text:p text:style-name="P52">Bought to you by <text:span text:style-name="T2">J</text:span><text:span text:style-name="T15">essica</text:span><text:span text:style-name="T2"> Ward</text:span></text:p>
      <text:p text:style-name="P45"/>
      <text:p text:style-name="P68"><text:span text:style-name="T16">Please enter your name: <text:s/>Sandra </text:span><text:span text:style-name="T17">Wainwright</text:span></text:p>
      <text:p text:style-name="P45"/>
      <text:p text:style-name="P25">This program will <text:span text:style-name="T6">sum</text:span> your array of integers</text:p>
      <text:p text:style-name="P30">Enter a sequence of long integers separated by white space. <text:s/></text:p>
      <text:p text:style-name="P30">After the last input press <text:span text:style-name="T3">enter followed by </text:span>Control+D: </text:p>
      <text:p text:style-name="P31"><text:s text:c="3"/>3</text:p>
      <text:p text:style-name="P31"><text:s text:c="2"/>-12</text:p>
      <text:p text:style-name="P31"><text:s text:c="3"/>9</text:p>
      <text:p text:style-name="P31"><text:s text:c="3"/>21</text:p>
      <text:p text:style-name="P31"><text:s text:c="3"/>-4</text:p>
      <text:p text:style-name="P31"><text:s text:c="3"/>13 <text:s/><text:span text:style-name="T8">&lt;enter&gt;</text:span> <text:s/>&lt;cntl+D&gt;</text:p>
      <text:p text:style-name="P10"/>
      <text:p text:style-name="P25">These number were received and placed into the array:</text:p>
      <text:p text:style-name="P32">3 <text:s text:c="2"/>-12 <text:s text:c="3"/>9 <text:s text:c="4"/><text:span text:style-name="T4">21</text:span> <text:s text:c="3"/>-4 <text:s text:c="2"/>13</text:p>
      <text:p text:style-name="P26"/>
      <text:p text:style-name="P27">T<text:span text:style-name="T6">he sum of the 6 numbers in this array is 30.</text:span></text:p>
      <text:p text:style-name="P25"/>
      <text:p text:style-name="P55"><text:span text:style-name="T21">This program will return execution </text:span>to the main function.</text:p>
      <text:p text:style-name="P50"/>
      <text:p text:style-name="P51">I hope you liked your arrays Sandra Oppenheimer</text:p>
      <text:p text:style-name="P48">Main will return 0 to the operating system. <text:s text:c="2"/>Bye.</text:p>
      <text:p text:style-name="P11"/>
      <text:p text:style-name="P9"/>
      <text:p text:style-name="P18"/>
      <text:p text:style-name="P18"/>
      <text:p text:style-name="P22">Color codes:</text:p>
      <text:p text:style-name="P22"><text:span text:style-name="T18">Blue</text:span> background is produced by module Input_Array</text:p>
      <text:p text:style-name="P22"/>
      <text:p text:style-name="P22"><text:span text:style-name="T11">Yellow</text:span> background is produced by module Manager</text:p>
      <text:p text:style-name="P22"/>
      <text:p text:style-name="P22"><text:span text:style-name="T19">Green</text:span> background is produced by module Display_Array</text:p>
      <text:p text:style-name="P22"/>
      <text:p text:style-name="P22"><text:span text:style-name="T20">Rose</text:span> background is produced by module Main</text:p>
      <text:p text:style-name="P22"/>
      <text:p text:style-name="P23">Module sum does not produce any output.</text:p>
      <text:p text:style-name="P42">Sample run <text:span text:style-name="T7">#2</text:span></text:p>
      <text:p text:style-name="P3"/>
      <text:p text:style-name="P60">Welcome to<text:span text:style-name="T3"> Arrays of Integers</text:span></text:p>
      <text:p text:style-name="P61">Bought to you by <text:span text:style-name="T22">J</text:span><text:span text:style-name="T23">essica</text:span><text:span text:style-name="T22"> Ward</text:span></text:p>
      <text:p text:style-name="P3"/>
      <text:p text:style-name="P53">Please enter your name: <text:s/>Larry Silk</text:p>
      <text:p text:style-name="P6"/>
      <text:p text:style-name="P28">This program will <text:span text:style-name="T6">sum</text:span> your array of integers</text:p>
      <text:p text:style-name="P30">Enter a sequence of long integers separated by white space.</text:p>
      <text:p text:style-name="P13"><text:span text:style-name="T9">After the last input press </text:span><text:span text:style-name="T10">enter followed by </text:span><text:span text:style-name="T9">Control+D:</text:span></text:p>
      <text:p text:style-name="P31">3 <text:s text:c="3"/></text:p>
      <text:p text:style-name="P31">-12 <text:s text:c="2"/></text:p>
      <text:p text:style-name="P31">9 <text:s text:c="2"/></text:p>
      <text:p text:style-name="P31">2<text:span text:style-name="T8">R7</text:span></text:p>
      <text:p text:style-name="P31">-4 <text:s text:c="4"/></text:p>
      <text:p text:style-name="P31"><text:span text:style-name="T8">5</text:span> <text:s text:c="2"/><text:span text:style-name="T8">&lt;enter&gt;</text:span>&lt;cntl+D&gt;</text:p>
      <text:p text:style-name="P31"/>
      <text:p text:style-name="P54">One or more numbers were invalid and were omitted from the array.</text:p>
      <text:p text:style-name="P12"/>
      <text:p text:style-name="P28">These number<text:span text:style-name="T7">s</text:span> were received and placed into the array:</text:p>
      <text:p text:style-name="P33">3 <text:s text:c="2"/>-12 <text:s text:c="3"/>9 <text:s text:c="3"/>-4 <text:s text:c="2"/><text:span text:style-name="T8">7</text:span></text:p>
      <text:p text:style-name="P33"/>
      <text:p text:style-name="P28">T<text:span text:style-name="T6">he sum of the </text:span><text:span text:style-name="T21">5</text:span><text:span text:style-name="T6"> numbers in this array is 3.</text:span></text:p>
      <text:p text:style-name="P28"/>
      <text:p text:style-name="P29"><text:span text:style-name="T21">This program will return execution </text:span>to the main function.</text:p>
      <text:p text:style-name="P49"/>
      <text:p text:style-name="P51">I hope you liked your arrays Larry Silk</text:p>
      <text:p text:style-name="P49">Main will return 0 to the operating system. <text:s text:c="2"/>Bye.</text:p>
      <text:p text:style-name="P16"/>
      <text:p text:style-name="P16"/>
      <text:p text:style-name="P8"/>
      <text:p text:style-name="P42">Sample run <text:span text:style-name="T7">#3</text:span></text:p>
      <text:p text:style-name="P3"/>
      <text:p text:style-name="P3">Welcome to<text:span text:style-name="T3"> Arrays of Integers</text:span></text:p>
      <text:p text:style-name="P3">Bought to you by <text:span text:style-name="T21">Jessica</text:span><text:span text:style-name="T2"> Ward</text:span></text:p>
      <text:p text:style-name="P3"/>
      <text:p text:style-name="P63">Please enter your name: Chris Sawyer</text:p>
      <text:p text:style-name="P6"/>
      <text:p text:style-name="P21">This program will <text:span text:style-name="T6">sum</text:span> your array of integers</text:p>
      <text:p text:style-name="P13">Enter a sequence of long integers separated by white space.</text:p>
      <text:p text:style-name="P13">After the last input press <text:span text:style-name="T3">enter followed by </text:span>Control+D: </text:p>
      <text:p text:style-name="P13"><text:span text:style-name="T8">3 <text:s text:c="3"/></text:span>-<text:span text:style-name="T8">9 <text:s text:c="4"/>2R64 <text:s text:c="3"/>12 <text:s text:c="3"/></text:span>-4.<text:span text:style-name="T24">5 <text:s text:c="3"/>10</text:span> <text:s text:c="4"/>13 <text:span text:style-name="T8">&lt;</text:span><text:span text:style-name="T25">enter&gt;</text:span><text:span text:style-name="T26"> &lt;cntl+D&gt;</text:span></text:p>
      <text:p text:style-name="P12"/>
      <text:p text:style-name="P21">These number<text:span text:style-name="T7">s</text:span> were received and placed into the array:</text:p>
      <text:p text:style-name="P21">3 <text:s text:c="2"/>-<text:span text:style-name="T8">9</text:span> <text:s text:c="3"/><text:span text:style-name="T8">12</text:span> <text:s text:c="4"/><text:span text:style-name="T24">10</text:span> <text:s text:c="3"/>13</text:p>
      <text:p text:style-name="P21"/>
      <text:p text:style-name="P21">T<text:span text:style-name="T6">he sum of the 5 numbers in this array is </text:span><text:span text:style-name="T24">2</text:span><text:span text:style-name="T6">5.</text:span></text:p>
      <text:p text:style-name="P21"/>
      <text:p text:style-name="P57"><text:span text:style-name="T21">This program will return execution </text:span>to the main function.</text:p>
      <text:p text:style-name="P19"/>
      <text:p text:style-name="P58">I hope you liked your arrays <text:span text:style-name="T24">Chris Sawyer</text:span></text:p>
      <text:p text:style-name="P17">Main will return 0 to the operating system. <text:s text:c="2"/>Bye.</text:p>
      <text:p text:style-name="P41">Other facts</text:p>
      <text:p text:style-name="P14"/>
      <text:p text:style-name="P15">T<text:span text:style-name="T12">he language used in each module is shown in the individual rectangles.</text:span></text:p>
      <text:p text:style-name="P14"/>
      <text:p text:style-name="P14">Obviously you change the name of the author in the example to be your own name.</text:p>
      <text:p text:style-name="P14"/>
      <text:p text:style-name="P14">Make a bash file that compiles and runs everything related to this program.</text:p>
      <text:p text:style-name="P14"/>
      <text:p text:style-name="P24">In brief <text:span text:style-name="T24">the instructor expects to receive programs that are rated “Professional”.</text:span></text:p>
      <text:p text:style-name="P14"/>
      <text:p text:style-name="P20">There are <text:span text:style-name="T24">multiple</text:span> functions in the program. <text:s/>You can see their names in the diagram <text:span text:style-name="T24">near the beginning of this document</text:span>. <text:s/><text:span text:style-name="T24">There are library function not show in the diagram such as islong and atol.</text:span></text:p>
      <text:p text:style-name="P14"/>
      <text:p text:style-name="P20">Main calls Manager; Manager calls <text:span text:style-name="T12">Input_Array, </text:span>Display_Array and <text:span text:style-name="T12">Sum</text:span>.</text:p>
      <text:p text:style-name="P14"/>
      <text:p text:style-name="P46">When you submit the program do include all the source files need for the grader to run the program from one folder. <text:s/>Don’t forget the bash file.</text:p>
      <text:p text:style-name="P20"/>
      <text:p text:style-name="P20"/>
      <text:p text:style-name="P14"/>
      <text:p text:style-name="P20"/>
      <text:p text:style-name="P69">Due date: October 10 at 5:59am</text:p>
      <text:p text:style-name="P64"/>
      <text:p text:style-name="P65">There are no points for this program in the present world. <text:s/>Take control of your own education and prepare for the career world.</text:p>
      <text:p text:style-name="P65"/>
      <text:p text:style-name="P65">I welcome you to send me your programs. <text:s/>I will learn your name. <text:s/>If I can run your program during one of those little intervals between jobs I will do. <text:s/>I will tell you that I ran it, but there are no points.</text:p>
      <text:p text:style-name="P34"/>
      <text:p text:style-name="P34">Email: <text:s text:c="2"/>holliday@fullerton.edu</text:p>
      <text:p text:style-name="P34"/>
      <text:p text:style-name="P35"/>
      <text:p text:style-name="P35"/>
      <text:p text:style-name="P65">Reminder: <text:s/>Make your source files cosmetically pretty to the extent that your source files will reach out to another programmer.</text:p>
      <text:p text:style-name="P65"/>
      <text:p text:style-name="P65">When I evaluate a submitted program for points I pretend I am the technical interviewer at a large corporation. <text:s/><text:span text:style-name="T27">I seek evidence in your submitted files that will cause me to want you to be a member of <text:s/>a newly formed project team. <text:s/>Based on what you submit I attempt to decide “Do I really want this applicant to work in my team?”</text:span></text:p>
      <text:p text:style-name="P65"/>
      <text:p text:style-name="P67">Don’t send me stuff with compiler errors or seg fault errors or missing files. <text:s/>It takes me time to delete the junk from my storage drive. <text:s/>You are not going to apply for a job submitting junk as evidence of your best work, so why are you submitting junk to me?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7:22:29.432433546</meta:creation-date>
    <dc:date>2022-09-18T21:06:51.993246646</dc:date>
    <meta:editing-duration>PT1H58M39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6" meta:paragraph-count="85" meta:word-count="808" meta:character-count="4577" meta:non-whitespace-character-count="3715"/>
  </office:meta>
</office:document-meta>
</file>